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Weeknr1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4-01-06">
            <text:p>6 januari 2014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Kleine pauze, bijwerkingen van de classes en knopjes en bijwerking van de Log_boek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1H00M00S">
            <text:p>11:00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1]-[.C11]" office:value-type="time" office:time-value="PT01H20M00S">
            <text:p>01:2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2H15M00S">
            <text:p>02:15</text:p>
          </table:table-cell>
        </table:table-row>
      </table:table>
      <table:table table:name="Weeknr2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4-01-13">
            <text:p>13 januari 2014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Statedesignpattern voor de Beetle class.States(toestanden van de beetle in een aparte class)</text:p>
          </table:table-cell>
          <table:table-cell table:formula="of:=[.D9]-[.C9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table:formula="of:=[.D9]+TIME(0;1;0)" office:value-type="time" office:time-value="PT08H58M00S">
            <text:p>08:58</text:p>
          </table:table-cell>
          <table:table-cell office:value-type="time" office:time-value="PT09H09M00S">
            <text:p>09:09</text:p>
          </table:table-cell>
          <table:table-cell office:value-type="float" office:value="2">
            <text:p>2</text:p>
          </table:table-cell>
          <table:table-cell/>
          <table:table-cell table:formula="of:=[.D10]-[.C10]" office:value-type="time" office:time-value="PT00H11M00S">
            <text:p>00:11</text:p>
          </table:table-cell>
        </table:table-row>
        <table:table-row table:style-name="ro2">
          <table:table-cell table:number-columns-repeated="2"/>
          <table:table-cell table:formula="of:=[.D10]+TIME(0;1;0)" office:value-type="time" office:time-value="PT09H10M00S">
            <text:p>09:1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D11]-[.C11]" office:value-type="time" office:time-value="-PT09H10M00S">
            <text:p>14:50</text:p>
          </table:table-cell>
        </table:table-row>
        <table:table-row table:style-name="ro2">
          <table:table-cell table:number-columns-repeated="2"/>
          <table:table-cell table:formula="of:=[.D11]+TIME(0;1;0)" office:value-type="time" office:time-value="PT00H01M00S">
            <text:p>00:01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D12]-[.C12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2]+TIME(0;1;0)" office:value-type="time" office:time-value="PT00H01M00S">
            <text:p>00:01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D13]-[.C13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3]+TIME(0;1;0)" office:value-type="time" office:time-value="PT00H01M00S">
            <text:p>00:01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D14]-[.C14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4]+TIME(0;1;0)" office:value-type="time" office:time-value="PT00H01M00S">
            <text:p>00:01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D15]-[.C15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5]+TIME(0;1;0)" office:value-type="time" office:time-value="PT00H01M00S">
            <text:p>00:01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D16]-[.C16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6]+TIME(0;1;0)" office:value-type="time" office:time-value="PT00H01M00S">
            <text:p>00:01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D17]-[.C17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7]+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18]-[.C18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8]+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19]-[.C19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19]+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20]-[.C20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20]+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1]-[.C21]" office:value-type="time" office:time-value="-PT00H01M00S">
            <text:p>23:59</text:p>
          </table:table-cell>
        </table:table-row>
        <table:table-row table:style-name="ro2">
          <table:table-cell table:number-columns-repeated="2"/>
          <table:table-cell table:formula="of:=[.D21]+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D22]-[.C22]" office:value-type="time" office:time-value="-PT00H01M00S">
            <text:p>23:59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-PT08H58M00S">
            <text:p>15:02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formula="of:=[Weeknr1.G29]" office:value-type="time" office:time-value="PT02H15M00S">
            <text:p>02:15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formula="of:=[Weeknr2.G29]" office:value-type="time" office:time-value="-PT08H58M00S">
            <text:p>15:02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-01-2014</text:date>, <text:time>09:10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4-01-13T09:10:43.64</dc:date>
    <dc:creator>Kacper </dc:creator>
    <meta:editing-duration>PT4H17M44S</meta:editing-duration>
    <meta:editing-cycles>25</meta:editing-cycles>
    <meta:generator>OpenOffice/4.0.1$Win32 OpenOffice.org_project/401m5$Build-9714</meta:generator>
    <meta:document-statistic meta:table-count="8" meta:cell-count="719" meta:object-count="0"/>
  </office:meta>
</office:document-meta>
</file>